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250000009698249C7F.jpg"/>
  <manifest:file-entry manifest:media-type="image/jpeg" manifest:full-path="Pictures/10000000000000580000005E1959B15C.jpg"/>
  <manifest:file-entry manifest:media-type="image/jpeg" manifest:full-path="Pictures/100000000000005200000053CDFDC983.jpg"/>
  <manifest:file-entry manifest:media-type="image/jpeg" manifest:full-path="Pictures/10000000000000D300000055F3522D02.jpg"/>
  <manifest:file-entry manifest:media-type="image/jpeg" manifest:full-path="Pictures/1000000000000051000000498248F7B8.jpg"/>
  <manifest:file-entry manifest:media-type="image/jpeg" manifest:full-path="Pictures/100000000000005900000055EC823046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.169cm" svg:height="2.195cm" svg:x="6.031cm" svg:y="4cm">
          <draw:image xlink:href="Pictures/100000000000005200000053CDFDC983.jpg" xlink:type="simple" xlink:show="embed" xlink:actuate="onLoad">
            <text:p/>
          </draw:image>
        </draw:frame>
        <draw:frame draw:style-name="gr1" draw:text-style-name="P1" draw:layer="layout" svg:width="2.327cm" svg:height="2.486cm" svg:x="10cm" svg:y="9.714cm">
          <draw:image xlink:href="Pictures/10000000000000580000005E1959B15C.jpg" xlink:type="simple" xlink:show="embed" xlink:actuate="onLoad">
            <text:p/>
          </draw:image>
        </draw:frame>
        <draw:frame draw:style-name="gr1" draw:text-style-name="P1" draw:layer="layout" svg:width="5.582cm" svg:height="2.248cm" svg:x="16.8cm" svg:y="3.952cm">
          <draw:image xlink:href="Pictures/10000000000000D300000055F3522D02.jpg" xlink:type="simple" xlink:show="embed" xlink:actuate="onLoad">
            <text:p/>
          </draw:image>
        </draw:frame>
        <draw:line draw:style-name="gr2" draw:text-style-name="P1" draw:layer="layout" svg:x1="8.3cm" svg:y1="6.295cm" svg:x2="10cm" svg:y2="9.714cm">
          <text:p/>
        </draw:line>
        <draw:line draw:style-name="gr2" draw:text-style-name="P1" draw:layer="layout" svg:x1="12.6cm" svg:y1="9.8cm" svg:x2="16.8cm" svg:y2="6.2cm">
          <text:p/>
        </draw:line>
        <draw:line draw:style-name="gr3" draw:text-style-name="P1" draw:layer="layout" svg:x1="8.8cm" svg:y1="5.2cm" svg:x2="16.4cm" svg:y2="5.2cm">
          <text:p/>
        </draw:line>
        <draw:frame draw:style-name="gr1" draw:text-style-name="P1" draw:layer="layout" svg:width="0.6cm" svg:height="2cm" svg:x="8cm" svg:y="7.2cm">
          <draw:image xlink:href="Pictures/10000000000000250000009698249C7F.jpg" xlink:type="simple" xlink:show="embed" xlink:actuate="onLoad">
            <text:p/>
          </draw:image>
        </draw:frame>
        <draw:frame draw:style-name="gr1" draw:text-style-name="P1" draw:layer="layout" svg:width="1.6cm" svg:height="1.33cm" svg:x="11.2cm" svg:y="3.6cm">
          <draw:image xlink:href="Pictures/1000000000000051000000498248F7B8.jpg" xlink:type="simple" xlink:show="embed" xlink:actuate="onLoad">
            <text:p/>
          </draw:image>
        </draw:frame>
        <draw:frame draw:style-name="gr1" draw:text-style-name="P1" draw:layer="layout" svg:width="1.6cm" svg:height="1.448cm" svg:x="15cm" svg:y="7.952cm">
          <draw:image xlink:href="Pictures/100000000000005900000055EC82304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Fahner</meta:initial-creator>
    <meta:creation-date>2013-08-03T15:58:21.78</meta:creation-date>
    <dc:date>2013-08-15T18:23:33.72</dc:date>
    <dc:creator>Patrick Fahner</dc:creator>
    <meta:editing-duration>PT16M7S</meta:editing-duration>
    <meta:editing-cycles>3</meta:editing-cycles>
    <meta:generator>OpenOffice.org/3.4.1$Win32 OpenOffice.org_project/341m1$Build-9593</meta:generator>
    <meta:document-statistic meta:object-count="32"/>
  </office:meta>
</office:document-meta>
</file>